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1E0C8FD5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cm" fo:margin-bottom="0cm" style:contextual-spacing="false"/>
      <style:text-properties officeooo:rsid="000e7327" officeooo:paragraph-rsid="000e7327"/>
    </style:style>
    <style:style style:name="P2" style:family="paragraph" style:parent-style-name="Heading_20_1">
      <loext:graphic-properties draw:fill="none"/>
      <style:paragraph-properties fo:margin-left="0.499cm" fo:margin-right="0cm" fo:margin-top="0.6cm" fo:margin-bottom="0.101cm" style:contextual-spacing="false" fo:text-align="justify" style:justify-single-word="false" fo:text-indent="-0.499cm" style:auto-text-indent="false" fo:background-color="transparent" fo:padding="0.049cm" fo:border-left="none" fo:border-right="none" fo:border-top="none" fo:border-bottom="1.3pt solid #000084" fo:keep-with-next="always"/>
      <style:text-properties fo:font-style="normal" officeooo:paragraph-rsid="000e7327" style:font-style-asian="normal" style:font-style-complex="normal"/>
    </style:style>
    <style:style style:name="P3" style:family="paragraph" style:parent-style-name="Text_20_body">
      <style:text-properties fo:font-size="10.5pt" fo:font-weight="bold" officeooo:paragraph-rsid="000e7327" style:font-size-asian="10.5pt" style:font-weight-asian="bold" style:font-size-complex="10.5pt" style:font-weight-complex="bold"/>
    </style:style>
    <style:style style:name="P4" style:family="paragraph" style:parent-style-name="Footnote">
      <style:text-properties officeooo:rsid="00108a6c" officeooo:paragraph-rsid="00108a6c"/>
    </style:style>
    <style:style style:name="P5" style:family="paragraph" style:parent-style-name="Footnote">
      <style:text-properties officeooo:paragraph-rsid="00234126"/>
    </style:style>
    <style:style style:name="P6" style:family="paragraph" style:parent-style-name="Footnote">
      <style:text-properties officeooo:rsid="00d486df" officeooo:paragraph-rsid="00d486df"/>
    </style:style>
    <style:style style:name="P7" style:family="paragraph" style:parent-style-name="Footnote">
      <style:text-properties officeooo:rsid="00120ac5" officeooo:paragraph-rsid="00120ac5"/>
    </style:style>
    <style:style style:name="P8" style:family="paragraph" style:parent-style-name="Heading_20_1" style:master-page-name="">
      <style:paragraph-properties style:page-number="auto"/>
      <style:text-properties officeooo:paragraph-rsid="000e7327"/>
    </style:style>
    <style:style style:name="P9" style:family="paragraph" style:parent-style-name="Text_20_body" style:list-style-name="L1" style:master-page-name="">
      <loext:graphic-properties draw:fill="none" draw:fill-gradient-name="gradient" draw:fill-hatch-name="hatch"/>
      <style:paragraph-properties fo:margin-left="0.801cm" fo:margin-right="0cm" fo:margin-top="0cm" fo:margin-bottom="1cm" style:contextual-spacing="false" fo:line-height="100%" fo:text-align="justify" style:justify-single-word="false" fo:text-indent="-0.499cm" style:auto-text-indent="false" style:page-number="auto" fo:background-color="transparent" text:number-lines="false" text:line-number="0" style:writing-mode="lr-tb"/>
      <style:text-properties officeooo:paragraph-rsid="001932e5"/>
    </style:style>
    <style:style style:name="P10" style:family="paragraph" style:parent-style-name="Text_20_body" style:list-style-name="L1" style:master-page-name="">
      <loext:graphic-properties draw:fill="none" draw:fill-gradient-name="gradient" draw:fill-hatch-name="hatch"/>
      <style:paragraph-properties fo:margin-left="0.801cm" fo:margin-right="0cm" fo:margin-top="0cm" fo:margin-bottom="0.66cm" style:contextual-spacing="false" fo:line-height="100%" fo:text-align="justify" style:justify-single-word="false" fo:orphans="2" fo:widows="2" fo:text-indent="-0.499cm" style:auto-text-indent="false" style:page-number="auto" fo:background-color="transparent" text:number-lines="false" text:line-number="0"/>
      <style:text-properties officeooo:paragraph-rsid="000f9a8e"/>
    </style:style>
    <style:style style:name="P11" style:family="paragraph" style:parent-style-name="Quotations">
      <style:paragraph-properties text:number-lines="true" text:line-number="1"/>
      <style:text-properties officeooo:paragraph-rsid="000f9a8e"/>
    </style:style>
    <style:style style:name="P12" style:family="paragraph" style:parent-style-name="Quotations">
      <style:text-properties officeooo:paragraph-rsid="000f9a8e"/>
    </style:style>
    <style:style style:name="P13" style:family="paragraph" style:parent-style-name="Quotations">
      <style:text-properties officeooo:paragraph-rsid="000f9a8e" fo:background-color="#bf819e"/>
    </style:style>
    <style:style style:name="P14" style:family="paragraph" style:parent-style-name="Quotations">
      <style:text-properties officeooo:rsid="0020393c" officeooo:paragraph-rsid="0020393c" fo:background-color="transparent"/>
    </style:style>
    <style:style style:name="P15"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style:font-name="Lato1" officeooo:paragraph-rsid="000f9a8e" fo:background-color="transparent"/>
    </style:style>
    <style:style style:name="P16" style:family="paragraph" style:parent-style-name="Quotations">
      <style:paragraph-properties text:number-lines="true" text:line-number="1"/>
      <style:text-properties officeooo:paragraph-rsid="00110ec9"/>
    </style:style>
    <style:style style:name="P17" style:family="paragraph" style:parent-style-name="Quotations">
      <style:text-properties officeooo:paragraph-rsid="00110ec9"/>
    </style:style>
    <style:style style:name="P18"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officeooo:paragraph-rsid="00110ec9"/>
    </style:style>
    <style:style style:name="P19" style:family="paragraph" style:parent-style-name="Text_20_body">
      <style:text-properties officeooo:paragraph-rsid="00110ec9"/>
    </style:style>
    <style:style style:name="P20" style:family="paragraph" style:parent-style-name="Heading_20_1">
      <style:paragraph-properties fo:text-align="center" style:justify-single-word="false" fo:break-before="page"/>
      <style:text-properties officeooo:rsid="001932e5" officeooo:paragraph-rsid="001932e5"/>
    </style:style>
    <style:style style:name="P21" style:family="paragraph" style:parent-style-name="Text_20_body">
      <style:paragraph-properties fo:text-align="center" style:justify-single-word="false"/>
      <style:text-properties officeooo:paragraph-rsid="001932e5"/>
    </style:style>
    <style:style style:name="P22" style:family="paragraph" style:parent-style-name="Text_20_body">
      <style:paragraph-properties fo:text-align="start" style:justify-single-word="false"/>
      <style:text-properties officeooo:rsid="001932e5" officeooo:paragraph-rsid="001932e5"/>
    </style:style>
    <style:style style:name="T1" style:family="text">
      <style:text-properties style:font-name="Lato1" officeooo:rsid="00153971" fo:background-color="transparent" loext:char-shading-value="0"/>
    </style:style>
    <style:style style:name="T2" style:family="text">
      <style:text-properties style:font-name="Lato1" fo:background-color="transparent" loext:char-shading-value="0"/>
    </style:style>
    <style:style style:name="T3" style:family="text">
      <style:text-properties style:font-name="Lato1" officeooo:rsid="001de800" fo:background-color="transparent" loext:char-shading-value="0"/>
    </style:style>
    <style:style style:name="T4" style:family="text">
      <style:text-properties style:font-name="Lato1" officeooo:rsid="0019485a" fo:background-color="transparent" loext:char-shading-value="0"/>
    </style:style>
    <style:style style:name="T5" style:family="text">
      <style:text-properties fo:font-style="normal" officeooo:rsid="00168d9f" style:font-style-asian="normal" style:font-style-complex="normal"/>
    </style:style>
    <style:style style:name="T6" style:family="text">
      <style:text-properties fo:font-style="normal" fo:font-weight="normal" officeooo:rsid="00168d9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officeooo:rsid="00108a6c" style:font-style-asian="normal" style:font-weight-asian="normal" style:font-style-complex="normal" style:font-weight-complex="normal"/>
    </style:style>
    <style:style style:name="T11" style:family="text">
      <style:text-properties fo:font-style="italic" fo:font-weight="normal" officeooo:rsid="000b656a" style:font-style-asian="italic" style:font-weight-asian="normal" style:font-style-complex="italic" style:font-weight-complex="normal"/>
    </style:style>
    <style:style style:name="T12" style:family="text">
      <style:text-properties fo:font-weight="normal" officeooo:rsid="000b656a" style:font-weight-asian="normal" style:font-weight-complex="normal"/>
    </style:style>
    <style:style style:name="T13" style:family="text">
      <style:text-properties fo:font-weight="normal" officeooo:rsid="00108a6c"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d761fb" style:font-weight-asian="normal" style:font-weight-complex="normal"/>
    </style:style>
    <style:style style:name="T16" style:family="text">
      <style:text-properties fo:font-weight="normal" officeooo:rsid="000e9ba7" style:font-weight-asian="normal" style:font-weight-complex="normal"/>
    </style:style>
    <style:style style:name="T17" style:family="text">
      <style:text-properties fo:font-weight="normal" officeooo:rsid="00168d9f" style:font-weight-asian="normal" style:font-weight-complex="normal"/>
    </style:style>
    <style:style style:name="T18" style:family="text">
      <style:text-properties fo:background-color="transparent" loext:char-shading-value="0"/>
    </style:style>
    <style:style style:name="T19" style:family="text">
      <style:text-properties officeooo:rsid="00108a6c" fo:background-color="transparent" loext:char-shading-value="0"/>
    </style:style>
    <style:style style:name="T20" style:family="text">
      <style:text-properties officeooo:rsid="001147f8" fo:background-color="transparent" loext:char-shading-value="0"/>
    </style:style>
    <style:style style:name="T21" style:family="text">
      <style:text-properties officeooo:rsid="000e7327" fo:background-color="transparent" loext:char-shading-value="0"/>
    </style:style>
    <style:style style:name="T22" style:family="text">
      <style:text-properties officeooo:rsid="0016de38" fo:background-color="transparent" loext:char-shading-value="0"/>
    </style:style>
    <style:style style:name="T23" style:family="text">
      <style:text-properties officeooo:rsid="00234126"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background-color="transparent" loext:char-shading-value="0" style:font-style-asian="italic" style:font-style-complex="italic"/>
    </style:style>
    <style:style style:name="T26" style:family="text">
      <style:text-properties officeooo:rsid="00164620" fo:background-color="#f7d1d5" loext:char-shading-value="0"/>
    </style:style>
    <style:style style:name="T27" style:family="text">
      <style:text-properties fo:background-color="#f7d1d5" loext:char-shading-value="0"/>
    </style:style>
    <style:style style:name="T28" style:family="text">
      <style:text-properties officeooo:rsid="00234126" fo:background-color="#f7d1d5" loext:char-shading-value="0"/>
    </style:style>
    <style:style style:name="T29" style:family="text">
      <style:text-properties fo:background-color="#ffb66c" loext:char-shading-value="0"/>
    </style:style>
    <style:style style:name="T30" style:family="text">
      <style:text-properties officeooo:rsid="00164620" fo:background-color="#ffb66c" loext:char-shading-value="0"/>
    </style:style>
    <style:style style:name="T31" style:family="text">
      <style:text-properties officeooo:rsid="00164620"/>
    </style:style>
    <style:style style:name="T32" style:family="text">
      <style:text-properties officeooo:rsid="00d486df" fo:background-color="#ffb66c" loext:char-shading-value="0"/>
    </style:style>
    <style:style style:name="T33" style:family="text">
      <style:text-properties officeooo:rsid="00d486df"/>
    </style:style>
    <style:style style:name="T34" style:family="text">
      <style:text-properties fo:font-weight="normal" officeooo:rsid="00d5fb47" style:font-weight-asian="normal" style:font-weight-complex="normal"/>
    </style:style>
    <style:style style:name="T35" style:family="text">
      <style:text-properties style:font-name="Lato3" fo:font-size="12pt" fo:font-weight="normal" officeooo:rsid="00d5fb47" style:font-weight-asian="normal" style:font-weight-complex="normal"/>
    </style:style>
    <style:style style:name="T36" style:family="text">
      <style:text-properties style:font-name="Lato3" fo:font-size="12pt" fo:font-style="italic" fo:font-weight="normal" officeooo:rsid="00d5fb47" style:font-style-asian="italic" style:font-weight-asian="normal" style:font-style-complex="italic" style:font-weight-complex="normal"/>
    </style:style>
    <style:style style:name="T37" style:family="text">
      <style:text-properties style:font-name="Lato3" fo:font-size="12pt" fo:font-style="italic" fo:font-weight="normal" officeooo:rsid="001147f8" style:font-style-asian="italic" style:font-weight-asian="normal" style:font-style-complex="italic" style:font-weight-complex="normal"/>
    </style:style>
    <style:style style:name="T38" style:family="text">
      <style:text-properties style:font-name="Lato3" fo:font-size="12pt" fo:font-weight="normal" officeooo:rsid="00120ac5" style:font-weight-asian="normal" style:font-weight-complex="normal"/>
    </style:style>
    <style:style style:name="T39" style:family="text">
      <style:text-properties style:font-name="Lato3" fo:font-size="12pt" fo:font-weight="normal" officeooo:rsid="00234126" style:font-weight-asian="normal" style:font-weight-complex="normal"/>
    </style:style>
    <style:style style:name="T40" style:family="text">
      <style:text-properties style:font-name="Lato3" fo:font-size="12pt" fo:font-weight="normal" officeooo:rsid="000ea6ff" fo:background-color="transparent" loext:char-shading-value="0" style:font-weight-asian="normal" style:font-weight-complex="normal"/>
    </style:style>
    <style:style style:name="T41" style:family="text">
      <style:text-properties style:font-name="Lato3" fo:font-size="12pt" fo:font-weight="normal" officeooo:rsid="00d5fb47" fo:background-color="transparent" loext:char-shading-value="0" style:font-weight-asian="normal" style:font-weight-complex="normal"/>
    </style:style>
    <style:style style:name="T42" style:family="text">
      <style:text-properties style:font-name="Lato3" fo:font-size="12pt" fo:font-style="italic" fo:font-weight="normal" officeooo:rsid="00d5fb47" fo:background-color="transparent" loext:char-shading-value="0" style:font-style-asian="italic" style:font-weight-asian="normal" style:font-style-complex="italic" style:font-weight-complex="normal"/>
    </style:style>
    <style:style style:name="T43" style:family="text">
      <style:text-properties style:font-name="Lato3" fo:font-size="12pt" fo:font-weight="normal" officeooo:rsid="00108a6c" fo:background-color="transparent" loext:char-shading-value="0" style:font-weight-asian="normal" style:font-weight-complex="normal"/>
    </style:style>
    <style:style style:name="T44" style:family="text">
      <style:text-properties officeooo:rsid="001c020e"/>
    </style:style>
    <style:style style:name="T45" style:family="text">
      <style:text-properties officeooo:rsid="00108a6c"/>
    </style:style>
    <style:style style:name="T46" style:family="text">
      <style:text-properties officeooo:rsid="00234126"/>
    </style:style>
    <style:style style:name="T47" style:family="text">
      <style:text-properties style:font-name="Lato3" fo:font-size="12pt" fo:font-style="normal" officeooo:rsid="00d5fb47" fo:background-color="transparent" loext:char-shading-value="0" style:font-style-asian="normal" style:font-style-complex="normal"/>
    </style:style>
    <style:style style:name="T48" style:family="text">
      <style:text-properties style:font-name="Lato3" fo:font-size="12pt" fo:font-style="normal" officeooo:rsid="00120ac5" fo:background-color="transparent" loext:char-shading-value="0" style:font-style-asian="normal" style:font-style-complex="normal"/>
    </style:style>
    <style:style style:name="T49" style:family="text">
      <style:text-properties style:font-name="Lato3" fo:font-size="12pt" fo:font-style="normal" officeooo:rsid="00234126" fo:background-color="transparent" loext:char-shading-value="0" style:font-style-asian="normal" style:font-style-complex="normal"/>
    </style:style>
    <style:style style:name="T50" style:family="text">
      <style:text-properties style:font-name="Lato3" fo:font-size="12pt" fo:font-style="normal" officeooo:rsid="00237dee" fo:background-color="transparent" loext:char-shading-value="0" style:font-style-asian="normal" style:font-style-complex="normal"/>
    </style:style>
    <style:style style:name="T51" style:family="text">
      <style:text-properties style:font-name="Lato3" fo:font-size="12pt" fo:font-style="normal" officeooo:rsid="00d5fb47" fo:background-color="#afd095" loext:char-shading-value="0" style:font-style-asian="normal" style:font-style-complex="normal"/>
    </style:style>
    <style:style style:name="T52" style:family="text">
      <style:text-properties style:font-name="Lato3" fo:font-size="12pt" fo:font-style="normal" officeooo:rsid="001f89b8" fo:background-color="#afd095" loext:char-shading-value="0" style:font-style-asian="normal" style:font-style-complex="normal"/>
    </style:style>
    <style:style style:name="T53" style:family="text">
      <style:text-properties fo:color="#0000b0" loext:opacity="100%" style:font-name="Lato1" fo:font-weight="bold" fo:background-color="transparent" loext:char-shading-value="0" style:font-weight-asian="bold" style:font-weight-complex="bold"/>
    </style:style>
    <style:style style:name="T54" style:family="text">
      <style:text-properties fo:color="#0000b0" loext:opacity="100%" style:font-name="Lato1" fo:font-weight="bold" officeooo:rsid="0028e0ed" fo:background-color="transparent" loext:char-shading-value="0" style:font-weight-asian="bold" style:font-weight-complex="bold"/>
    </style:style>
    <style:style style:name="T55" style:family="text">
      <style:text-properties fo:color="#0000b0" loext:opacity="100%" style:font-name="Liberation Sans" fo:font-weight="bold" officeooo:rsid="0028e0ed" fo:background-color="transparent" loext:char-shading-value="0" style:font-name-asian="Liberation Sans" style:font-weight-asian="bold" style:font-name-complex="Liberation Sans" style:font-weight-complex="bold"/>
    </style:style>
    <style:style style:name="T56" style:family="text">
      <style:text-properties fo:color="#0000b0" loext:opacity="100%" style:font-name="Lato1" fo:font-weight="normal" officeooo:rsid="0014118e" fo:background-color="transparent" loext:char-shading-value="0" style:font-weight-asian="normal" style:font-weight-complex="normal"/>
    </style:style>
    <style:style style:name="T57" style:family="text">
      <style:text-properties fo:color="#0000b0" loext:opacity="100%" style:font-name="Lato1" fo:font-weight="normal" officeooo:rsid="001932e5" fo:background-color="transparent" loext:char-shading-value="0" style:font-weight-asian="normal" style:font-weight-complex="normal"/>
    </style:style>
    <style:style style:name="T58" style:family="text">
      <style:text-properties fo:color="#0000b0" loext:opacity="100%" style:font-name="Lato1" fo:font-weight="normal" officeooo:rsid="001932e5" fo:background-color="#f6f9d4" loext:char-shading-value="0" style:font-weight-asian="normal" style:font-weight-complex="normal"/>
    </style:style>
    <style:style style:name="T59" style:family="text">
      <style:text-properties fo:color="#0000b0" loext:opacity="100%" style:font-name="Lato1" fo:font-weight="normal" officeooo:rsid="00445a31" fo:background-color="transparent" loext:char-shading-value="0" style:font-weight-asian="normal" style:font-weight-complex="normal"/>
    </style:style>
    <style:style style:name="T60" style:family="text">
      <style:text-properties fo:color="#0000b0" loext:opacity="100%" style:font-name="Lato1" fo:font-weight="normal" officeooo:rsid="001b280e" fo:background-color="transparent" loext:char-shading-value="0" style:font-weight-asian="normal" style:font-weight-complex="normal"/>
    </style:style>
    <style:style style:name="T61" style:family="text">
      <style:text-properties fo:color="#0000b0" loext:opacity="100%" style:font-name="Lato1" fo:font-weight="normal" officeooo:rsid="00197dc0" fo:background-color="#f6f9d4" loext:char-shading-value="0" style:font-weight-asian="normal" style:font-weight-complex="normal"/>
    </style:style>
    <style:style style:name="T62" style:family="text">
      <style:text-properties fo:color="#0000b0" loext:opacity="100%" style:text-position="super 58%" style:font-name="Lato1" fo:font-weight="normal" officeooo:rsid="00197dc0" fo:background-color="#f6f9d4" loext:char-shading-value="0" style:font-weight-asian="normal" style:font-weight-complex="normal"/>
    </style:style>
    <style:style style:name="T63" style:family="text">
      <style:text-properties fo:color="#0000b0" loext:opacity="100%" style:font-name="Lato1" fo:font-weight="normal" officeooo:rsid="00197dc0" fo:background-color="transparent" loext:char-shading-value="0" style:font-weight-asian="normal" style:font-weight-complex="normal"/>
    </style:style>
    <style:style style:name="T64" style:family="text">
      <style:text-properties fo:color="#0000b0" loext:opacity="100%" style:font-name="Lato1" fo:font-weight="normal" officeooo:rsid="000f9a8e" fo:background-color="transparent" loext:char-shading-value="0" style:font-name-asian="Liberation Sans" style:font-weight-asian="normal" style:font-name-complex="Liberation Sans" style:font-weight-complex="normal"/>
    </style:style>
    <style:style style:name="T65" style:family="text">
      <style:text-properties fo:color="#0000b0" loext:opacity="100%" style:font-name="Lato1" fo:font-weight="normal" officeooo:rsid="0014731b" fo:background-color="transparent" loext:char-shading-value="0" style:font-weight-asian="normal" style:font-weight-complex="normal"/>
    </style:style>
    <style:style style:name="T66" style:family="text">
      <style:text-properties fo:color="#0000b0" loext:opacity="100%" style:font-name="Lato1" fo:font-weight="normal" officeooo:rsid="000f9a8e" fo:background-color="transparent" loext:char-shading-value="0" style:font-weight-asian="normal" style:font-weight-complex="normal"/>
    </style:style>
    <style:style style:name="T67" style:family="text">
      <style:text-properties fo:color="#0000b0" loext:opacity="100%" style:font-name="Lato1" fo:font-weight="normal" officeooo:rsid="001843d3" fo:background-color="transparent" loext:char-shading-value="0" style:font-weight-asian="normal" style:font-weight-complex="normal"/>
    </style:style>
    <style:style style:name="T68" style:family="text">
      <style:text-properties fo:color="#0000b0" loext:opacity="100%" style:font-name="Lato1" fo:font-weight="normal" officeooo:rsid="001b280e" fo:background-color="#ffb66c" loext:char-shading-value="0" style:font-weight-asian="normal" style:font-weight-complex="normal"/>
    </style:style>
    <style:style style:name="T69" style:family="text">
      <style:text-properties fo:color="#0000b0" loext:opacity="100%" style:font-name="Lato1" fo:font-weight="normal" officeooo:rsid="001b280e" fo:background-color="#f7d1d5" loext:char-shading-value="0" style:font-weight-asian="normal" style:font-weight-complex="normal"/>
    </style:style>
    <style:style style:name="T70" style:family="text">
      <style:text-properties fo:color="#0000b0" loext:opacity="100%" style:font-name="Lato1" fo:font-weight="normal" officeooo:rsid="001c6ed4" fo:background-color="transparent" loext:char-shading-value="0" style:font-weight-asian="normal" style:font-weight-complex="normal"/>
    </style:style>
    <style:style style:name="T71" style:family="text">
      <style:text-properties fo:color="#0000b0" loext:opacity="100%" style:font-name="Lato1" fo:font-weight="normal" officeooo:rsid="001c6ed4" fo:background-color="#afd095" loext:char-shading-value="0" style:font-weight-asian="normal" style:font-weight-complex="normal"/>
    </style:style>
    <style:style style:name="T72" style:family="text">
      <style:text-properties fo:color="#0000b0" loext:opacity="100%" style:font-name="Lato1" fo:letter-spacing="normal" fo:font-weight="bold" officeooo:rsid="001c79e9" fo:background-color="transparent" loext:char-shading-value="0" style:font-weight-asian="bold" style:font-weight-complex="bold"/>
    </style:style>
    <style:style style:name="T73" style:family="text">
      <style:text-properties fo:color="#0000b0" loext:opacity="100%" style:font-name="Lato1" fo:letter-spacing="normal" fo:font-weight="bold" officeooo:rsid="0014118e" fo:background-color="transparent" loext:char-shading-value="0" style:font-weight-asian="bold" style:font-weight-complex="bold"/>
    </style:style>
    <style:style style:name="T74" style:family="text">
      <style:text-properties fo:color="#0000b0" loext:opacity="100%" style:font-name="Lato1" fo:letter-spacing="normal" fo:font-weight="bold" officeooo:rsid="001cf622" fo:background-color="transparent" loext:char-shading-value="0" style:font-weight-asian="bold" style:font-weight-complex="bold"/>
    </style:style>
    <style:style style:name="T75" style:family="text">
      <style:text-properties fo:color="#0000b0" loext:opacity="100%" style:font-name="Lato1" fo:letter-spacing="normal" fo:font-weight="bold" officeooo:rsid="001c79e9" fo:background-color="#ffff00" loext:char-shading-value="0" style:font-weight-asian="bold" style:font-weight-complex="bold"/>
    </style:style>
    <style:style style:name="T76" style:family="text">
      <style:text-properties fo:color="#0000b0" loext:opacity="100%" style:font-name="Lato1" fo:letter-spacing="normal" fo:font-weight="bold" officeooo:rsid="000f9a8e" fo:background-color="transparent" loext:char-shading-value="0" style:font-weight-asian="bold" style:font-weight-complex="bold"/>
    </style:style>
    <style:style style:name="T77" style:family="text">
      <style:text-properties fo:color="#0000b0" loext:opacity="100%" style:font-name="Lato1" fo:font-weight="bold" officeooo:rsid="00211568" fo:background-color="transparent" loext:char-shading-value="0" style:font-weight-asian="bold" style:font-weight-complex="bold"/>
    </style:style>
    <style:style style:name="T78" style:family="text">
      <style:text-properties fo:color="#0000b0" loext:opacity="100%" style:font-name="Lato1" fo:font-weight="bold" officeooo:rsid="001c79e9" fo:background-color="transparent" loext:char-shading-value="0" style:font-weight-asian="bold" style:font-weight-complex="bold"/>
    </style:style>
    <style:style style:name="T79" style:family="text">
      <style:text-properties fo:color="#0000b0" loext:opacity="100%" style:font-name="Lato1" fo:font-weight="normal" officeooo:rsid="002f5acc" fo:background-color="transparent" loext:char-shading-value="0" style:font-name-asian="Arial" style:font-weight-asian="normal" style:font-name-complex="Arial" style:font-weight-complex="normal"/>
    </style:style>
    <style:style style:name="T80" style:family="text">
      <style:text-properties fo:color="#0000b0" loext:opacity="100%" style:font-name="Lato1" fo:font-weight="normal" officeooo:rsid="00211568" fo:background-color="transparent" loext:char-shading-value="0" style:font-weight-asian="normal" style:font-weight-complex="normal"/>
    </style:style>
    <style:style style:name="T81" style:family="text">
      <style:text-properties fo:color="#0000b0" loext:opacity="100%" style:font-name="Lato1" fo:font-weight="normal" officeooo:rsid="000f9a8e" fo:background-color="#ffff6d" loext:char-shading-value="0" style:font-weight-asian="normal" style:font-weight-complex="normal"/>
    </style:style>
    <style:style style:name="T82" style:family="text">
      <style:text-properties fo:color="#0000b0" loext:opacity="100%" style:font-name="Lato1" fo:font-weight="normal" officeooo:rsid="00211568" fo:background-color="#ffaa95" loext:char-shading-value="0" style:font-weight-asian="normal" style:font-weight-complex="normal"/>
    </style:style>
    <style:style style:name="T83" style:family="text">
      <style:text-properties fo:color="#0000b0" loext:opacity="100%" style:font-name="Lato1" fo:font-weight="normal" officeooo:rsid="001c79e9" fo:background-color="#b4c7dc" loext:char-shading-value="0" style:font-weight-asian="normal" style:font-weight-complex="normal"/>
    </style:style>
    <style:style style:name="T84" style:family="text">
      <style:text-properties fo:color="#0000b0" loext:opacity="100%" style:font-name="Lato1" fo:font-weight="normal" officeooo:rsid="001c79e9" fo:background-color="#bf819e" loext:char-shading-value="0" style:font-weight-asian="normal" style:font-weight-complex="normal"/>
    </style:style>
    <style:style style:name="T85" style:family="text">
      <style:text-properties fo:color="#0000b0" loext:opacity="100%" style:font-name="Lato1" fo:font-weight="normal" officeooo:rsid="001cf622" fo:background-color="transparent" loext:char-shading-value="0" style:font-weight-asian="normal" style:font-weight-complex="normal"/>
    </style:style>
    <style:style style:name="T86" style:family="text">
      <style:text-properties fo:color="#0000b0" loext:opacity="100%" style:font-name="Lato3" fo:font-size="12pt" fo:font-weight="normal" officeooo:rsid="00d5fb47" fo:background-color="#afd095" loext:char-shading-value="0" style:font-weight-asian="normal" style:font-weight-complex="normal"/>
    </style:style>
    <style:style style:name="T87" style:family="text">
      <style:text-properties fo:color="#0000b0" loext:opacity="100%" style:font-name="Lato3" fo:font-size="12pt" fo:font-weight="normal" officeooo:rsid="00d5fb47" fo:background-color="transparent" loext:char-shading-value="0" style:font-weight-asian="normal" style:font-weight-complex="normal"/>
    </style:style>
    <style:style style:name="T88" style:family="text">
      <style:text-properties fo:color="#0000b0" loext:opacity="100%" style:font-name="Lato1" fo:font-size="12pt" fo:font-weight="normal" officeooo:rsid="0014118e" fo:background-color="transparent" loext:char-shading-value="0" style:font-weight-asian="normal" style:font-weight-complex="normal"/>
    </style:style>
    <style:style style:name="T89" style:family="text">
      <style:text-properties fo:color="#0000b0" loext:opacity="100%" style:font-name="Lato3" fo:font-size="12pt" fo:font-weight="normal" officeooo:rsid="000f9a8e" fo:background-color="transparent" loext:char-shading-value="0" style:font-weight-asian="normal" style:font-weight-complex="normal"/>
    </style:style>
    <style:style style:name="T90" style:family="text">
      <style:text-properties fo:color="#0000b0" loext:opacity="100%" style:font-name="Lato3" fo:font-size="12pt" fo:font-weight="normal" officeooo:rsid="000f9a8e" fo:background-color="#ffb66c" loext:char-shading-value="0" style:font-weight-asian="normal" style:font-weight-complex="normal"/>
    </style:style>
    <style:style style:name="T91" style:family="text">
      <style:text-properties fo:color="#0000b0" loext:opacity="100%" style:font-name="Lato1" fo:font-size="12pt" fo:font-weight="normal" officeooo:rsid="001cf622" fo:background-color="transparent" loext:char-shading-value="0" style:font-weight-asian="normal" style:font-weight-complex="normal"/>
    </style:style>
    <style:style style:name="T92" style:family="text">
      <style:text-properties fo:background-color="#ffaa95" loext:char-shading-value="0"/>
    </style:style>
    <style:style style:name="T93" style:family="text">
      <style:text-properties officeooo:rsid="0016de38" fo:background-color="#ffaa95" loext:char-shading-value="0"/>
    </style:style>
    <style:style style:name="T94" style:family="text">
      <style:text-properties fo:font-style="italic" fo:background-color="#ffaa95" loext:char-shading-value="0" style:font-style-asian="italic" style:font-style-complex="italic"/>
    </style:style>
    <style:style style:name="T95" style:family="text">
      <style:text-properties officeooo:rsid="00164620" fo:background-color="#ffff6d" loext:char-shading-value="0"/>
    </style:style>
    <style:style style:name="T96" style:family="text">
      <style:text-properties fo:background-color="#ffff6d" loext:char-shading-value="0"/>
    </style:style>
    <style:style style:name="T97" style:family="text">
      <style:text-properties officeooo:rsid="00234126" fo:background-color="#ffff6d" loext:char-shading-value="0"/>
    </style:style>
    <style:style style:name="T98" style:family="text">
      <style:text-properties fo:background-color="#b4c7dc" loext:char-shading-value="0"/>
    </style:style>
    <style:style style:name="T99" style:family="text">
      <style:text-properties fo:font-style="italic" fo:background-color="#b4c7dc" loext:char-shading-value="0" style:font-style-asian="italic" style:font-style-complex="italic"/>
    </style:style>
    <style:style style:name="T100" style:family="text">
      <style:text-properties officeooo:rsid="00d486df" fo:background-color="#ffff6d" loext:char-shading-value="0"/>
    </style:style>
    <style:style style:name="T101" style:family="text">
      <style:text-properties fo:background-color="#bf819e" loext:char-shading-value="0"/>
    </style:style>
    <style:style style:name="T102" style:family="text">
      <style:text-properties fo:font-style="italic" fo:background-color="#bf819e" loext:char-shading-value="0" style:font-style-asian="italic" style:font-style-complex="italic"/>
    </style:style>
    <style:style style:name="T103" style:family="text">
      <style:text-properties fo:font-weight="normal" fo:background-color="#bf819e" loext:char-shading-value="0" style:font-weight-asian="normal" style:font-weight-complex="normal"/>
    </style:style>
    <style:style style:name="T104" style:family="text">
      <style:text-properties fo:font-weight="normal" fo:background-color="#ffff6d" loext:char-shading-value="0" style:font-weight-asian="normal" style:font-weight-complex="normal"/>
    </style:style>
    <style:style style:name="T105" style:family="text">
      <style:text-properties style:font-name="Lato3" fo:font-size="12pt" fo:font-weight="normal" officeooo:rsid="00d5fb47" fo:background-color="#ffff6d" loext:char-shading-value="0" style:font-weight-asian="normal" style:font-weight-complex="normal"/>
    </style:style>
    <style:style style:name="T106" style:family="text">
      <style:text-properties style:font-name="Lato3" fo:font-size="12pt" fo:font-weight="normal" officeooo:rsid="00d5fb47" fo:background-color="#afd095" loext:char-shading-value="0" style:font-weight-asian="normal" style:font-weight-complex="normal"/>
    </style:style>
    <style:style style:name="T107" style:family="text">
      <style:text-properties style:font-name="Lato3" fo:font-size="12pt" fo:font-style="italic" fo:font-weight="normal" officeooo:rsid="00d5fb47" fo:background-color="#afd095" loext:char-shading-value="0" style:font-style-asian="italic" style:font-weight-asian="normal" style:font-style-complex="italic" style:font-weight-complex="normal"/>
    </style:style>
    <style:style style:name="T108" style:family="text">
      <style:text-properties style:font-name="Lato3" fo:font-size="12pt" fo:font-style="italic" fo:font-weight="normal" officeooo:rsid="001147f8" fo:background-color="#afd095" loext:char-shading-value="0" style:font-style-asian="italic" style:font-weight-asian="normal" style:font-style-complex="italic" style:font-weight-complex="normal"/>
    </style:style>
    <style:style style:name="T109" style:family="text">
      <style:text-properties style:font-name="Lato3" fo:font-size="12pt" fo:font-style="italic" fo:font-weight="normal" officeooo:rsid="00d5fb47" fo:background-color="#ffb66c" loext:char-shading-value="0" style:font-style-asian="italic" style:font-weight-asian="normal" style:font-style-complex="italic" style:font-weight-complex="normal"/>
    </style:style>
    <style:style style:name="T110" style:family="text">
      <style:text-properties style:font-name="Lato3" fo:font-size="12pt" fo:font-weight="normal" officeooo:rsid="00120ac5" fo:background-color="#ffff6d" loext:char-shading-value="0" style:font-weight-asian="normal" style:font-weight-complex="normal"/>
    </style:style>
    <style:style style:name="T111" style:family="text">
      <style:text-properties style:font-name="Lato3" fo:font-size="12pt" fo:font-weight="normal" officeooo:rsid="00234126" fo:background-color="#ffff6d" loext:char-shading-value="0" style:font-weight-asian="normal" style:font-weight-complex="normal"/>
    </style:style>
    <style:style style:name="T112" style:family="text">
      <style:text-properties style:font-name="Lato3" fo:font-size="12pt" style:text-underline-style="solid" style:text-underline-width="auto" style:text-underline-color="font-color" fo:font-weight="normal" officeooo:rsid="00d5fb47" fo:background-color="#ffff6d" loext:char-shading-value="0" style:font-weight-asian="normal" style:font-weight-complex="normal"/>
    </style:style>
    <style:style style:name="T113" style:family="text">
      <style:text-properties style:font-name="Lato3" fo:font-size="12pt" fo:font-weight="normal" officeooo:rsid="00d5fb47" fo:background-color="#ffb66c" loext:char-shading-value="0" style:font-weight-asian="normal" style:font-weight-complex="normal"/>
    </style:style>
    <style:style style:name="T114" style:family="text">
      <style:text-properties fo:font-style="italic" fo:background-color="#ffb66c" loext:char-shading-value="0" style:font-style-asian="italic" style:font-style-complex="italic"/>
    </style:style>
    <style:style style:name="T115" style:family="text">
      <style:text-properties style:text-underline-style="solid" style:text-underline-width="auto" style:text-underline-color="font-color" fo:background-color="#ffff6d" loext:char-shading-value="0"/>
    </style:style>
    <style:style style:name="T116" style:family="text">
      <style:text-properties style:text-underline-style="none" fo:background-color="#ffff6d" loext:char-shading-value="0"/>
    </style:style>
    <style:style style:name="T117" style:family="text">
      <style:text-properties fo:color="#0000b0" loext:opacity="100%" fo:font-size="12pt" fo:letter-spacing="normal" fo:font-weight="bold" officeooo:rsid="001c79e9" style:font-weight-asian="bold" style:font-weight-complex="bold"/>
    </style:style>
    <style:style style:name="T118" style:family="text">
      <style:text-properties fo:color="#0000b0" loext:opacity="100%" fo:font-size="12pt" fo:letter-spacing="normal" fo:font-weight="bold" officeooo:rsid="0014118e" style:font-weight-asian="bold" style:font-weight-complex="bold"/>
    </style:style>
    <style:style style:name="T119" style:family="text">
      <style:text-properties fo:color="#0000b0" loext:opacity="100%" fo:font-size="12pt" fo:letter-spacing="normal" fo:font-weight="bold" officeooo:rsid="001cf622" style:font-weight-asian="bold" style:font-weight-complex="bold"/>
    </style:style>
    <style:style style:name="T120" style:family="text">
      <style:text-properties fo:color="#0000b0" loext:opacity="100%" fo:font-size="12pt" fo:letter-spacing="normal" fo:font-weight="bold" officeooo:rsid="001c79e9" fo:background-color="#ffff00" loext:char-shading-value="0" style:font-weight-asian="bold" style:font-weight-complex="bold"/>
    </style:style>
    <style:style style:name="T121" style:family="text">
      <style:text-properties fo:color="#0000b0" loext:opacity="100%" fo:font-size="12pt" fo:font-weight="bold" officeooo:rsid="00153971" style:font-weight-asian="bold" style:font-weight-complex="bold"/>
    </style:style>
    <style:style style:name="T122" style:family="text">
      <style:text-properties fo:color="#0000b0" loext:opacity="100%" fo:font-size="12pt" fo:font-weight="bold" officeooo:rsid="00154b58" style:font-weight-asian="bold" style:font-weight-complex="bold"/>
    </style:style>
    <style:style style:name="T123" style:family="text">
      <style:text-properties fo:color="#0000b0" loext:opacity="100%" fo:font-size="12pt" fo:font-weight="bold" officeooo:rsid="001c79e9" style:font-weight-asian="bold" style:font-weight-complex="bold"/>
    </style:style>
    <style:style style:name="T124" style:family="text">
      <style:text-properties fo:color="#0000b0" loext:opacity="100%" fo:font-size="12pt" fo:font-weight="bold" officeooo:rsid="00188ef1" style:font-weight-asian="bold" style:font-weight-complex="bold"/>
    </style:style>
    <style:style style:name="T125" style:family="text">
      <style:text-properties fo:color="#0000b0" loext:opacity="100%" fo:font-size="12pt" fo:font-weight="bold" officeooo:rsid="0022aa24" style:font-weight-asian="bold" style:font-weight-complex="bold"/>
    </style:style>
    <style:style style:name="T126" style:family="text">
      <style:text-properties fo:color="#0000b0" loext:opacity="100%" fo:font-size="12pt" fo:font-weight="bold" officeooo:rsid="00188ef1" fo:background-color="#b4c7dc" loext:char-shading-value="0" style:font-weight-asian="bold" style:font-weight-complex="bold"/>
    </style:style>
    <style:style style:name="T127" style:family="text">
      <style:text-properties fo:color="#0000b0" loext:opacity="100%" fo:font-size="12pt" fo:font-weight="bold" officeooo:rsid="00219440" style:font-weight-asian="bold" style:font-weight-complex="bold"/>
    </style:style>
    <style:style style:name="T128" style:family="text">
      <style:text-properties officeooo:rsid="0016de38" fo:background-color="#b4c7dc" loext:char-shading-value="0"/>
    </style:style>
    <style:style style:name="T129" style:family="text">
      <style:text-properties officeooo:rsid="00164620" fo:background-color="transparent" loext:char-shading-value="0"/>
    </style:style>
    <style:style style:name="T130" style:family="text">
      <style:text-properties officeooo:rsid="00164620" fo:background-color="#b4c7dc" loext:char-shading-value="0"/>
    </style:style>
    <style:style style:name="T131" style:family="text">
      <style:text-properties fo:background-color="#b4c7dc" loext:char-shading-value="0"/>
    </style:style>
    <style:style style:name="T132" style:family="text">
      <style:text-properties officeooo:rsid="00d486df" fo:background-color="#b4c7dc" loext:char-shading-value="0"/>
    </style:style>
    <style:style style:name="T133" style:family="text">
      <style:text-properties fo:font-weight="normal" fo:background-color="#b4c7dc" loext:char-shading-value="0" style:font-weight-asian="normal" style:font-weight-complex="normal"/>
    </style:style>
    <style:style style:name="T134" style:family="text">
      <style:text-properties fo:font-weight="normal" fo:background-color="#b4c7dc" loext:char-shading-value="0" style:font-weight-asian="normal" style:font-weight-complex="normal"/>
    </style:style>
    <style:style style:name="T135" style:family="text">
      <style:text-properties fo:font-weight="normal" officeooo:rsid="00d5fb47" fo:background-color="#b4c7dc" loext:char-shading-value="0" style:font-weight-asian="normal" style:font-weight-complex="normal"/>
    </style:style>
    <style:style style:name="T136" style:family="text">
      <style:text-properties style:font-name="Lato3" fo:font-size="12pt" fo:font-weight="normal" officeooo:rsid="00120ac5" fo:background-color="#b4c7dc" loext:char-shading-value="0" style:font-weight-asian="normal" style:font-weight-complex="normal"/>
    </style:style>
    <style:style style:name="T137" style:family="text">
      <style:text-properties style:font-name="Lato3" fo:font-size="12pt" fo:font-weight="normal" officeooo:rsid="00d5fb47" fo:background-color="#b4c7dc" loext:char-shading-value="0" style:font-weight-asian="normal" style:font-weight-complex="normal"/>
    </style:style>
    <style:style style:name="T138" style:family="text">
      <style:text-properties style:font-name="Lato3" fo:font-size="12pt" fo:font-weight="normal" officeooo:rsid="000ea6ff" fo:background-color="#b4c7dc" loext:char-shading-value="0" style:font-weight-asian="normal" style:font-weight-complex="normal"/>
    </style:style>
    <style:style style:name="T139" style:family="text">
      <style:text-properties fo:color="#0000b0" loext:opacity="100%" style:font-name="Lato1" fo:font-size="12pt" fo:font-weight="bold" officeooo:rsid="000b656a" fo:background-color="transparent" loext:char-shading-value="0" style:font-weight-asian="bold" style:font-weight-complex="bold"/>
    </style:style>
    <style:style style:name="T140" style:family="text">
      <style:text-properties fo:color="#0000b0" loext:opacity="100%" style:font-name="Lato1" fo:font-size="12pt" fo:font-weight="bold" officeooo:rsid="0010c1ea" fo:background-color="transparent" loext:char-shading-value="0" style:font-weight-asian="bold" style:font-weight-complex="bold"/>
    </style:style>
    <style:style style:name="T141" style:family="text">
      <style:text-properties fo:color="#0000b0" loext:opacity="100%" style:font-name="Lato1" fo:font-size="12pt" fo:font-weight="bold" officeooo:rsid="000ef1cf" fo:background-color="transparent" loext:char-shading-value="0" style:font-weight-asian="bold" style:font-weight-complex="bold"/>
    </style:style>
    <style:style style:name="T142" style:family="text">
      <style:text-properties fo:color="#0000b0" loext:opacity="100%" style:font-name="Lato1" fo:font-size="12pt" fo:font-weight="bold" officeooo:rsid="00153971" fo:background-color="transparent" loext:char-shading-value="0" style:font-weight-asian="bold" style:font-weight-complex="bold"/>
    </style:style>
    <style:style style:name="T143" style:family="text">
      <style:text-properties fo:font-weight="bold" officeooo:rsid="00110ec9" style:font-weight-asian="bold" style:font-weight-complex="bold"/>
    </style:style>
    <style:style style:name="T144" style:family="text">
      <style:text-properties officeooo:rsid="00110e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2cm" svg:y="-1.3cm" svg:width="2.275cm" svg:height="0.794cm" draw:z-index="0"><draw:image xlink:href="Pictures/10000001000000560000001E0C8FD542.png" xlink:type="simple" xlink:show="embed" xlink:actuate="onLoad" draw:mime-type="image/png"/></draw:frame><text:span text:style-name="T1">Trouver </text:span><text:span text:style-name="T2">le thème et </text:span><text:span text:style-name="T1">la thèse, </text:span><text:span text:style-name="T3">repérer qui parle</text:span><text:span text:style-name="T1"> </text:span><text:span text:style-name="T4">et résumer </text:span><text:span text:style-name="T2">le texte</text:span></text:p>
      <text:h text:style-name="P2" text:outline-level="1">TEXTE</text:h>
      <text:p text:style-name="P3"><text:span text:style-name="T5">Partez du principe que ce texte a été rédigé par Jacques Dupont. </text:span><text:span text:style-name="T6">(De fait, il a été créé</text:span><text:span text:style-name="T7"> </text:span><text:span text:style-name="T8">d’après trois articles : « L’intelligence artificielle, une précarisation de l’emploi plus qu’une destruction », </text:span><text:span text:style-name="T9">Libération</text:span><text:span text:style-name="T8">, Lucie Ronfaut, 8 décembre 2022 ; </text:span><text:span text:style-name="T10">« À Madagascar, les petites mains bien réelles de l’intelligence artificielle alimentent la machine », </text:span><text:span text:style-name="T11">L’Obs</text:span><text:span text:style-name="T12">, </text:span><text:span text:style-name="T13">Boris Manenti, 7 mai 2023 ; </text:span><text:span text:style-name="T14">et </text:span><text:span text:style-name="T15">« Face au tsunami de l’intelligence artificielle, le défi d’une régulation mondiale », </text:span><text:span text:style-name="T11">L’Obs, </text:span><text:span text:style-name="T16">Dominique Nora, 19 mai 2023.</text:span><text:span text:style-name="T17">)</text:span></text:p>
      <text:p text:style-name="Quotations"><text:span text:style-name="T18">L’intégration croissante de modèles algorithmiques dans nos processus de production a déjà des conséquences tangibles</text:span><text:span text:style-name="T18"><text:note text:id="ftn1" text:note-class="footnote"><text:note-citation>1</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2" text:note-class="footnote"><text:note-citation>2</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27">e chantre</text:span><text:span text:style-name="T27"><text:note text:id="ftn3" text:note-class="footnote"><text:note-citation>3</text:note-citation><text:note-body><text:p text:style-name="P6">Qui glorifie, loue quelqu’un ou quelque chose.</text:p></text:note-body></text:note></text:span><text:span text:style-name="T27"> de l’innovation disruptive</text:span><text:span text:style-name="T27"><text:note text:id="ftn4" text:note-class="footnote"><text:note-citation>4</text:note-citation><text:note-body><text:p text:style-name="P6">Relatif aux ruptures, aux fractures.</text:p></text:note-body></text:note></text:span><text:span text:style-name="T27"> en fait un argument marketing pour vendre aux entrepreneurs un atelier sur l’IA. </text:span><text:span text:style-name="T26">S</text:span><text:span text:style-name="T27">a prophétie est-</text:span><text:span text:style-name="T26">elle</text:span><text:span text:style-name="T27"> </text:span><text:span text:style-name="T28">pour autant </text:span><text:span text:style-name="T27">à prendre au sérieux ?</text:span></text:p>
      <text:p text:style-name="Quotations"><text:span text:style-name="T29">Ce</text:span><text:span text:style-name="T30">rtes,</text:span> il ne se passe pas un jour sans qu’un nouveau secteur économique ne soit bouleversé par le tsunami des intelligences artificielles. <text:span text:style-name="T31">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Quotations"><text:span text:style-name="T32">Pourtant</text:span><text:span text:style-name="T33">,</text:span> Antonio Casilli, professeur de sociologie à l’Institut polytechnique de Paris et expert du microtravail, s’attaque à la «<text:span text:style-name="T24"> prophétie lancinante</text:span><text:span text:style-name="T24"><text:note text:id="ftn5" text:note-class="footnote"><text:note-citation>5</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text:span><text:soft-page-break/><text:span text:style-name="T14">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34">Mais c’</text:span><text:span text:style-name="T35">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6">constaté de fausses automatisations, promues ensuite comme de l’IA, alors qu’elles reposent sur des centaines de travailleurs malgaches »</text:span><text:span text:style-name="T35"> : «</text:span><text:span text:style-name="T36"> </text:span><text:span text:style-name="T37">i</text:span><text:span text:style-name="T36">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5"> » </text:span><text:span text:style-name="T38">C’est ainsi que d</text:span><text:span text:style-name="T35">ans cette nouvelle informatique, tout porte mal son nom : l’IA n’est pas « intelligente » mais a besoin d’être « entra</text:span><text:span text:style-name="T39">i</text:span><text:span text:style-name="T35">née » pour fournir des résultats, tandis que la donnée n’est jamais « donnée » mais produite, et en masse.</text:span></text:p>
      <text:p text:style-name="Quotations"><text:span text:style-name="T40">De</text:span><text:span text:style-name="T41"> fait, la moindre conception d’IA affiche un appétit d’ogre pour des informations produites par des humains. Or annoter des milliers de photographies est une tâche rébarbative au possible, d’une monotonie abyssale et, comme disent les financiers, « </text:span><text:span text:style-name="T42">sans valeur ajoutée</text:span><text:span text:style-name="T41"> ». D’où une sous-traitance généralisée dans des pays à la main-d’œuvre bon marché comme Madagascar, où le salaire minimum s’établit autour de 38 euros par mois. </text:span><text:span text:style-name="T43">Les </text:span>start-up<text:span text:style-name="T44">s</text:span> et acteurs du secteur <text:span text:style-name="T45">français</text:span> peuvent <text:span text:style-name="T45">ainsi </text:span>compter sur une nuée de tâcherons ma<text:span text:style-name="T46">i</text:span>trisant la langue et la culture de l’ancien pays colonisateur<text:note text:id="ftn6" text:note-class="footnote"><text:note-citation>6</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Quotations">«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text:span text:style-name="T47">L’IA n’a bien sûr rien inventé, elle s’est glissée dans la logique répandue de sous-traitance déjà adoptée par les réseaux sociaux, qui, </text:span><text:span text:style-name="T48">m</text:span><text:span text:style-name="T47">algré la rhétorique d’une automatisation de la modération, </text:span><text:span text:style-name="T48">font </text:span><text:span text:style-name="T47">modérer leurs contenus ignobles – </text:span><text:span text:style-name="T49">racisme, homophobie, </text:span><text:span text:style-name="T48">pornographie, pédopornographie, </text:span><text:span text:style-name="T49">torture</text:span><text:span text:style-name="T48">, viols, meurtres, </text:span><text:span text:style-name="T49">suicides, et bien d’autres</text:span><text:span text:style-name="T48"> –</text:span><text:span text:style-name="T47"> </text:span><text:span text:style-name="T50">essentiellement </text:span><text:span text:style-name="T47">dans les pays pauvres. Un « sale boulot » </text:span><text:span text:style-name="T48">qui occasionne</text:span><text:span text:style-name="T47"> </text:span><text:span text:style-name="T48">à ces</text:span><text:span text:style-name="T47"> modérateurs des risques psycho-sociaux </text:span><text:span text:style-name="T48">et </text:span><text:span text:style-name="T47">qui se traduit par une </text:span><text:span text:style-name="T51">invisibilisation des travailleurs humains derrière des machines, toujours promises comme autonomes, et maintenant </text:span><text:span text:style-name="T52">comme </text:span><text:span text:style-name="T51">intelligentes.</text:span></text:p>
      <text:h text:style-name="P8" text:outline-level="1"><text:soft-page-break/>CONSIGNES</text:h>
      <text:list text:style-name="L1">
        <text:list-item>
          <text:p text:style-name="P9"><text:span text:style-name="T53">Répondre sur Moodle aux trois questions suivantes</text:span><text:span text:style-name="T54"> :<text:line-break/></text:span><text:span text:style-name="T55">►</text:span><text:span text:style-name="T56">Quel est le thème de ce texte ? </text:span><text:span text:style-name="T57">=&gt; </text:span><text:span text:style-name="T58">thème principal : IA, thème lié : travail</text:span><text:span text:style-name="T56"><text:line-break/></text:span><text:span text:style-name="T55">►</text:span><text:span text:style-name="T56">Le texte oppose deux </text:span><text:span text:style-name="T59">point</text:span><text:span text:style-name="T56">s</text:span><text:span text:style-name="T59"> de vue </text:span><text:span text:style-name="T56">diamétralement opposés. Lesquels ? </text:span><text:span text:style-name="T60">=&gt; </text:span><text:span text:style-name="T61">L’IA va remplacer beaucoup d’emplois et la 2</text:span><text:span text:style-name="T62">e</text:span><text:span text:style-name="T61"> est l’IA nécessite bcp d’emplois cachés mais peut rémunérateur</text:span><text:span text:style-name="T63"> <text:s/></text:span><text:span text:style-name="T56"><text:line-break/></text:span><text:span text:style-name="T55">►</text:span><text:span text:style-name="T64">L’auteur</text:span><text:span text:style-name="T65"> est-</text:span><text:span text:style-name="T66">il</text:span><text:span text:style-name="T65"> favorable à l’un des deux</text:span><text:span text:style-name="T56"> point</text:span><text:span text:style-name="T65">s</text:span><text:span text:style-name="T56"> de vue ? </text:span><text:span text:style-name="T65">Si oui, lequel ? Justifiez votre avis à l’aide d’</text:span><text:span text:style-name="T67">au moins</text:span><text:span text:style-name="T65"> trois arguments (ce peut être des citations, mais pas seulement). </text:span><text:span text:style-name="T60">Le deuxième avec </text:span><text:span text:style-name="T68">connecteurs logiques</text:span><text:span text:style-name="T60"> ,certes signifie qu’il fait une concession mais il prouve ensuite qu’il n’est pas d’accord. </text:span><text:span text:style-name="T69">Phrase critique</text:span><text:span text:style-name="T60">. </text:span><text:span text:style-name="T70">Souvent fini l’idée par </text:span><text:span text:style-name="T71">l’idée qu’on défend</text:span><text:span text:style-name="T70"> </text:span></text:p>
        </text:list-item>
        <text:list-item>
          <text:p text:style-name="P10"><text:span text:style-name="T72">Dans le </text:span><text:span text:style-name="T73">copier-coller d</text:span><text:span text:style-name="T74">u</text:span><text:span text:style-name="T73"> texte </text:span><text:span text:style-name="T75">ci-dessous</text:span><text:span text:style-name="T72">, analysez qui dit quoi et quelles idées sont partagées ou exprimées par </text:span><text:span text:style-name="T76">l’auteur</text:span><text:span text:style-name="T72">. Pour ce faire, </text:span><text:span text:style-name="T77">utilise</text:span><text:span text:style-name="T78">z</text:span><text:span text:style-name="T77"> un système de couleurs pour différencier les différentes voix :<text:line-break/></text:span><text:span text:style-name="T79">●</text:span><text:span text:style-name="T80"> surlignez en jaune quand </text:span><text:span text:style-name="T66">l’</text:span><text:span text:style-name="T81">auteur</text:span><text:span text:style-name="T80"> fait entendre sa voix, <text:line-break/></text:span><text:span text:style-name="T79">●</text:span><text:span text:style-name="T80"> écrivez en rouge quand il s’agit de </text:span><text:span text:style-name="T82">Peter Diamandis</text:span><text:span text:style-name="T80">,<text:line-break/></text:span><text:span text:style-name="T56">● écrivez en bleu quand il s’agit de </text:span><text:span text:style-name="T83">Ben Goertzel</text:span><text:span text:style-name="T56">,<text:line-break/>● écrivez en violet quand il s’agit d’</text:span><text:span text:style-name="T84">Antonio Casilli</text:span><text:span text:style-name="T56">,<text:line-break/>● écrivez en </text:span><text:span text:style-name="T85">vert</text:span><text:span text:style-name="T56"> quand il s’agit </text:span><text:span text:style-name="T66">de </text:span><text:span text:style-name="T86">Clément Le Ludec et Maxime Cornet</text:span><text:span text:style-name="T87">,<text:line-break/></text:span><text:span text:style-name="T88">● </text:span><text:span text:style-name="T89">écrivez en orange quand il s’agit de </text:span><text:span text:style-name="T90">quelqu’un d’autre</text:span><text:span text:style-name="T91">.</text:span></text:p>
        </text:list-item>
      </text:list>
      <text:p text:style-name="P11"><text:span text:style-name="T18">L’intégration croissante de modèles algorithmiques dans nos processus de production a déjà des conséquences tangibles</text:span><text:span text:style-name="T18"><text:note text:id="ftn7" text:note-class="footnote"><text:note-citation>7</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8" text:note-class="footnote"><text:note-citation>8</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text:span><text:span text:style-name="T92">« </text:span><text:span text:style-name="T93">à</text:span><text:span text:style-name="T94"> la fin de la décennie, il y aura deux sortes d’entreprises : celles qui utilisent pleinement l’intelligence artificielle, et celles qui auront fait faillite</text:span><text:span text:style-name="T92"> »</text:span><text:span text:style-name="T18">. </text:span><text:span text:style-name="T95">C</text:span><text:span text:style-name="T96">e chantre</text:span><text:span text:style-name="T96"><text:note text:id="ftn9" text:note-class="footnote"><text:note-citation>9</text:note-citation><text:note-body><text:p text:style-name="P6">Qui glorifie, loue quelqu’un ou quelque chose.</text:p></text:note-body></text:note></text:span><text:span text:style-name="T96"> de l’innovation disruptive</text:span><text:span text:style-name="T96"><text:note text:id="ftn10" text:note-class="footnote"><text:note-citation>10</text:note-citation><text:note-body><text:p text:style-name="P6">Relatif aux ruptures, aux fractures.</text:p></text:note-body></text:note></text:span><text:span text:style-name="T96"> en fait un argument marketing pour vendre aux entrepreneurs un atelier sur l’IA. </text:span><text:span text:style-name="T95">S</text:span><text:span text:style-name="T96">a prophétie est-</text:span><text:span text:style-name="T95">elle</text:span><text:span text:style-name="T96"> </text:span><text:span text:style-name="T97">pour autant </text:span><text:span text:style-name="T96">à prendre au sérieux ?</text:span></text:p>
      <text:p text:style-name="P12"><text:span text:style-name="T96">Ce</text:span><text:span text:style-name="T95">rtes,</text:span><text:span text:style-name="T96"> il ne se passe pas un jour sans qu’un nouveau secteur économique ne soit bouleversé par le tsunami des intelligences artificielles</text:span>. <text:span text:style-name="T31">Et l</text:span>’emploi commence à en <text:soft-page-break/>souffrir : Dropbox, service de stockage et de partage de fichiers, a justifié la suppression de 16 % de ses effectifs en invoquant le recours à l’intelligence artificielle. <text:span text:style-name="T96">Et, selon un sondage</text:span>, <text:span text:style-name="T29">63 % des dirigeants américains qui utilisent ChatGPT envisagent « certainement » ou « probablement » des licenciements dans les cinq ans à venir</text:span>. Plus pessimiste encore, le chercheur en IA américano-brésilien Ben Goertzel a déclaré à l’AFP qu’<text:span text:style-name="T98">avec l’arrivée prochaine de nouveaux systèmes de type GPT « </text:span><text:span text:style-name="T99">80 % des emplois occupés par des humains pourraient devenir obsolètes</text:span><text:span text:style-name="T98"> »</text:span>.</text:p>
      <text:p text:style-name="P12"><text:span text:style-name="T100">Pourtant,</text:span><text:span text:style-name="T96"> Antonio Casilli, professeur de sociologie à l’Institut polytechnique de Paris et expert du microtravail</text:span>, s’attaque à la <text:span text:style-name="T101">«</text:span><text:span text:style-name="T102"> prophétie lancinante</text:span><text:span text:style-name="T102"><text:note text:id="ftn11" text:note-class="footnote"><text:note-citation>11</text:note-citation><text:note-body><text:p text:style-name="P6">Obsédant.</text:p></text:note-body></text:note></text:span><text:span text:style-name="T102"> </text:span><text:span text:style-name="T101">» de la fin du travail provoqué par les machines. Il souligne</text:span><text:span text:style-name="T103"> que les intelligences artificielles sont des dispositifs qui demandent énormément de travail humain pour fonctionner, au-delà des développeurs informatiques qui les créent</text:span><text:span text:style-name="T14">. C’est ce qu’on appelle le « </text:span><text:span text:style-name="T9">digital labor</text:span><text:span text:style-name="T14"> ». Des activités </text:span><text:span text:style-name="T104">(rémunérées ou non)</text:span><text:span text:style-name="T14">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34">Mais c’</text:span><text:span text:style-name="T35">est un tabou dans l’industrie de l’IA : </text:span><text:span text:style-name="T105">n’est-il pas tentant (et moins cher) de sous-traiter des tâches fastidieuses, plutôt que de développer un algorithme ?</text:span><text:span text:style-name="T35"> À Madagascar, pays privilégié de </text:span><text:span text:style-name="T105">la sous-traitance du clic à bon marché</text:span><text:span text:style-name="T35">, les chercheurs Clément Le Ludec et Maxime Cornet disent avoir </text:span><text:span text:style-name="T106">« </text:span><text:span text:style-name="T107">constaté de fausses automatisations, promues ensuite comme de l’IA, alors qu’elles reposent sur des centaines de travailleurs malgaches »</text:span><text:span text:style-name="T106"> : «</text:span><text:span text:style-name="T107"> </text:span><text:span text:style-name="T108">i</text:span><text:span text:style-name="T107">l y a les start-ups qui font ça “</text:span><text:span text:style-name="T109">en attendant</text:span><text:span text:style-name="T107">” que leur algorithme soit prêt ; d’autres qui préfèrent le manuel parce que c’est plus simple. Par exemple, l’analyse de notes de frais repasse quasi systématiquement par un humain parce qu’il y a souvent des annotations ou des originalités.</text:span><text:span text:style-name="T106"> »</text:span><text:span text:style-name="T35"> </text:span><text:span text:style-name="T110">C’est ainsi que d</text:span><text:span text:style-name="T105">ans cette nouvelle informatique, tout porte mal son nom : l’IA n’est pas « intelligente » mais a besoin d’être « entra</text:span><text:span text:style-name="T111">i</text:span><text:span text:style-name="T105">née » pour fournir des résultats, tandis que la donnée n’est jamais « donnée » mais produite, et en masse.</text:span></text:p>
      <text:p text:style-name="P12"><text:span text:style-name="T40">De</text:span><text:span text:style-name="T41"> fait, </text:span><text:span text:style-name="T105">la moindre conception d’IA affiche un </text:span><text:span text:style-name="T112">appétit d’ogre</text:span><text:span text:style-name="T105"> pour des informations produites par des humains</text:span><text:span text:style-name="T41">. </text:span><text:span text:style-name="T105">Or annoter des milliers de photographies est une tâche </text:span><text:span text:style-name="T112">rébarbative au possible</text:span><text:span text:style-name="T105">, d’une </text:span><text:span text:style-name="T112">monotonie abyssale</text:span><text:span text:style-name="T41"> et, comme disent les financiers, </text:span><text:span text:style-name="T113">« </text:span><text:span text:style-name="T109">sans valeur ajoutée</text:span><text:span text:style-name="T113"> »</text:span><text:span text:style-name="T41">. </text:span><text:span text:style-name="T105">D’où une sous-traitance généralisée dans des pays à la main-d’œuvre bon marché</text:span><text:span text:style-name="T41"> comme Madagascar, où le salaire minimum s’établit autour de 38 euros par mois. </text:span><text:span text:style-name="T43">Les </text:span>start-up<text:span text:style-name="T44">s</text:span> et acteurs du secteur <text:span text:style-name="T45">français</text:span> peuvent <text:span text:style-name="T45">ainsi </text:span>compter sur une nuée de tâcherons ma<text:span text:style-name="T46">i</text:span>trisant la langue et la culture de l’ancien pays colonisateur<text:note text:id="ftn12" text:note-class="footnote"><text:note-citation>12</text:note-citation><text:note-body><text:p text:style-name="P7">De 1883 à 1960, Madagascar a été dirigé par la France.</text:p></text:note-body></text:note>. Un patron hexagonal confirme : <text:span text:style-name="T29">« </text:span><text:span text:style-name="T114">C’est tellement moins cher, ça nous permet de booster notre rentabilité. </text:span><text:span text:style-name="T29">»</text:span> <text:span text:style-name="T115">Et</text:span><text:span text:style-name="T116"> donc, les profits</text:span>.</text:p>
      <text:p text:style-name="P13">«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text:soft-page-break/><text:span text:style-name="T96">L’IA n’a </text:span><text:span text:style-name="T115">bien sûr</text:span><text:span text:style-name="T96"> rien inventé, elle s’est glissée dans la logique répandue de sous-traitance déjà adoptée par les réseaux sociaux, qui, malgré la rhétorique d’une automatisation de la modération, font modérer leurs contenus </text:span><text:span text:style-name="T115">ignobles</text:span> – racisme, homophobie, pornographie, pédopornographie, torture, viols, meurtres, suicides, et bien d’autres – <text:span text:style-name="T96">essentiellement dans les pays pauvres</text:span>. <text:span text:style-name="T96">Un « sale boulot » qui occasionne à ces modérateurs des risques psycho-sociaux et qui se traduit par une invisibilisation des travailleurs humains derrière des machines, toujours promises comme autonomes, et maintenant comme intelligentes.</text:span></text:p>
      <text:p text:style-name="P14">(on nous vend ça comme étant autonome, ça n’est pas autonome, on nous vend ca comme intelligent, ça n’est pas intelligent)</text:p>
      <text:list text:continue-numbering="true" text:style-name="L1">
        <text:list-item>
          <text:p text:style-name="P15"><text:span text:style-name="T117">Dans le </text:span><text:span text:style-name="T118">copier-coller d</text:span><text:span text:style-name="T119">u</text:span><text:span text:style-name="T118"> texte </text:span><text:span text:style-name="T120">ci-dessous</text:span><text:span text:style-name="T117">, </text:span><text:span text:style-name="T119">s</text:span><text:span text:style-name="T121">urlignez </text:span><text:span text:style-name="T122">en jaune </text:span><text:span text:style-name="T121">les idées qui vous semblent </text:span><text:span text:style-name="T123">importantes</text:span><text:span text:style-name="T121"> </text:span><text:span text:style-name="T124">et en </text:span><text:span text:style-name="T125">Bleu</text:span><text:span text:style-name="T124"> les </text:span><text:span text:style-name="T126">connecteurs logiques</text:span><text:span text:style-name="T127">(une vingtaine).</text:span></text:p>
        </text:list-item>
      </text:list>
      <text:p text:style-name="P16"><text:span text:style-name="T18">L’intégration croissante de modèles algorithmiques dans nos processus de production a déjà des conséquences tangibles</text:span><text:span text:style-name="T18"><text:note text:id="ftn13" text:note-class="footnote"><text:note-citation>13</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128">D’où</text:span><text:span text:style-name="T22"> </text:span><text:span text:style-name="T18">le pronostic</text:span><text:span text:style-name="T23"> </text:span><text:span text:style-name="T18">alarmant de Peter Diamandis, le président de la Singularity University californienne</text:span><text:span text:style-name="T18"><text:note text:id="ftn14" text:note-class="footnote"><text:note-citation>14</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129">C</text:span><text:span text:style-name="T18">e chantre</text:span><text:span text:style-name="T18"><text:note text:id="ftn15" text:note-class="footnote"><text:note-citation>15</text:note-citation><text:note-body><text:p text:style-name="P6">Qui glorifie, loue quelqu’un ou quelque chose.</text:p></text:note-body></text:note></text:span><text:span text:style-name="T18"> de l’innovation disruptive</text:span><text:span text:style-name="T18"><text:note text:id="ftn16" text:note-class="footnote"><text:note-citation>16</text:note-citation><text:note-body><text:p text:style-name="P6">Relatif aux ruptures, aux fractures.</text:p></text:note-body></text:note></text:span><text:span text:style-name="T18"> en fait un argument marketing pour vendre aux entrepreneurs un atelier sur l’IA. </text:span><text:span text:style-name="T129">S</text:span><text:span text:style-name="T18">a prophétie est-</text:span><text:span text:style-name="T129">elle</text:span><text:span text:style-name="T18"> </text:span><text:span text:style-name="T23">pour autant </text:span><text:span text:style-name="T18">à prendre au sérieux ?</text:span></text:p>
      <text:p text:style-name="P17"><text:span text:style-name="T98">Ce</text:span><text:span text:style-name="T130">rtes</text:span><text:span text:style-name="T31">,</text:span> il ne se passe pas un jour sans qu’un nouveau secteur économique ne soit bouleversé par le tsunami des intelligences artificielles. <text:span text:style-name="T130">Et</text:span><text:span text:style-name="T31"> l</text:span>’emploi commence à en souffrir : Dropbox, service de stockage et de partage de fichiers, a justifié la suppression de 16 % de ses effectifs en invoquant le recours à l’intelligence artificielle. <text:span text:style-name="T98">Et</text:span>, selon un sondage, 63 % des dirigeants américains qui utilisent ChatGPT envisagent « certainement » ou « probablement » des licenciements dans les cinq ans à venir. <text:span text:style-name="T131">Plus pessimiste </text:span><text:span text:style-name="T98">encore</text:span>, le chercheur en IA américano-brésilien Ben Goertzel a déclaré à l’AFP qu’avec l’arrivée prochaine de nouveaux systèmes de type GPT « <text:span text:style-name="T24">80 % des emplois occupés par des humains pourraient devenir obsolètes</text:span> ».</text:p>
      <text:p text:style-name="P17"><text:soft-page-break/><text:span text:style-name="T132">Pourtant</text:span><text:span text:style-name="T33">,</text:span> Antonio Casilli, professeur de sociologie à l’Institut polytechnique de Paris et expert du microtravail, s’attaque à la «<text:span text:style-name="T24"> prophétie lancinante</text:span><text:span text:style-name="T24"><text:note text:id="ftn17" text:note-class="footnote"><text:note-citation>17</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développeurs informatiques qui les créent. C’est ce qu’on appelle le « </text:span><text:span text:style-name="T9">digital labor</text:span><text:span text:style-name="T14"> ». Des activités (rémunérées ou non) conçues pour enrichir des plateformes numériques, les nourrir de données, </text:span><text:span text:style-name="T133">et donc</text:span><text:span text:style-name="T14"> leur donner de la valeur. C’est un travail qui n’est pas considéré comme du travail, sans protection ni reconnaissance. </text:span><text:span text:style-name="T134">Or,</text:span><text:span text:style-name="T14"> ce phénomène de </text:span><text:span text:style-name="T9">digital labor</text:span><text:span text:style-name="T14"> s’accélère, particulièrement avec la crise sanitaire et encore plus dans les pays en développement. </text:span><text:span text:style-name="T135">Mais</text:span><text:span text:style-name="T34"> c’</text:span><text:span text:style-name="T35">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6">constaté de fausses automatisations, promues ensuite comme de l’IA, alors qu’elles reposent sur des centaines de travailleurs malgaches »</text:span><text:span text:style-name="T35"> : «</text:span><text:span text:style-name="T36"> </text:span><text:span text:style-name="T37">i</text:span><text:span text:style-name="T36">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5"> » </text:span><text:span text:style-name="T136">C’est ainsi que</text:span><text:span text:style-name="T38"> d</text:span><text:span text:style-name="T35">ans cette nouvelle informatique, tout porte mal son nom : l’IA n’est pas « intelligente » mais a besoin d’être « entra</text:span><text:span text:style-name="T39">i</text:span><text:span text:style-name="T35">née » pour fournir des résultats, </text:span><text:span text:style-name="T137">tandis que</text:span><text:span text:style-name="T35"> la donnée n’est jamais « donnée » mais produite, et en masse.</text:span></text:p>
      <text:p text:style-name="P17"><text:span text:style-name="T138">De</text:span><text:span text:style-name="T137"> fait</text:span><text:span text:style-name="T41">, la moindre conception d’IA affiche un appétit d’ogre pour des informations produites par des humains. </text:span><text:span text:style-name="T137">Or</text:span><text:span text:style-name="T41"> annoter des milliers de photographies est une tâche rébarbative au possible, d’une monotonie abyssale et, comme disent les financiers, « </text:span><text:span text:style-name="T42">sans valeur ajoutée</text:span><text:span text:style-name="T41"> ». </text:span><text:span text:style-name="T137">D’où</text:span><text:span text:style-name="T41"> une sous-traitance généralisée dans des pays à la main-d’œuvre bon marché comme Madagascar, où le salaire minimum s’établit autour de 38 euros par mois. </text:span><text:span text:style-name="T43">Les </text:span>start-up<text:span text:style-name="T44">s</text:span> et acteurs du secteur <text:span text:style-name="T45">français</text:span> peuvent <text:span text:style-name="T45">ainsi </text:span>compter sur une nuée de tâcherons ma<text:span text:style-name="T46">i</text:span>trisant la langue et la culture de l’ancien pays colonisateur<text:note text:id="ftn18" text:note-class="footnote"><text:note-citation>18</text:note-citation><text:note-body><text:p text:style-name="P7">De 1883 à 1960, Madagascar a été dirigé par la France.</text:p></text:note-body></text:note>. Un patron hexagonal confirme : « <text:span text:style-name="T24">C’est tellement moins cher, ça nous permet de booster notre rentabilité. </text:span>» <text:span text:style-name="T98">Et donc</text:span>, les profits.</text:p>
      <text:p text:style-name="P17">«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L’IA n’a bien sûr rien inventé, elle s’est glissée dans la logique répandue de sous-traitance déjà adoptée par les réseaux sociaux, qui, malgré la rhétorique d’une automatisation de la modération, font modérer leurs contenus ignobles – racisme, homophobie, pornographie, pédopornographie, torture, viols, meurtres, suicides, et bien d’autres – essentiellement dans les pays pauvres. Un « sale boulot » qui occasionne à ces modérateurs des risques psycho-sociaux et qui se traduit par une invisibilisation des <text:soft-page-break/>travailleurs humains derrière des machines, toujours promises comme autonomes, et maintenant comme intelligentes.</text:p>
      <text:list text:continue-numbering="true" text:style-name="L1">
        <text:list-item>
          <text:p text:style-name="P18"><text:span text:style-name="T139">Résumez ce texte en </text:span><text:span text:style-name="T140">quatre à sept</text:span><text:span text:style-name="T141"> </text:span><text:span text:style-name="T139">phrases </text:span><text:span text:style-name="T140">(8 à 10 lignes). </text:span><text:span text:style-name="T142">Vous pouvez recopier des passages sans mettre de guillemets, sauf si dans le texte initial ce sont des citations.</text:span></text:p>
        </text:list-item>
      </text:list>
      <text:p text:style-name="P19"><text:span text:style-name="T143">RÉSUMÉ </text:span><text:span text:style-name="T144">:</text:span></text:p>
      <text:h text:style-name="P20" text:outline-level="1">Cours</text:h>
      <text:p text:style-name="P21"/>
      <text:p text:style-name="P22">Thème : qq mots voir 1 mo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text:number-lines="false" text:line-number="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line-height="100%" fo:text-align="center" style:justify-single-word="false" fo:text-indent="0cm" style:auto-text-indent="false" style:page-number="auto" text:number-lines="false" text:line-number="0"/>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0cm" fo:margin-right="0cm" fo:margin-top="0cm" fo:margin-bottom="0.198cm" style:contextual-spacing="false" fo:text-indent="1.499cm" style:auto-text-indent="false" style:page-number="auto"/>
      <style:text-properties style:font-name="Lato3" fo:font-family="Lato" style:font-style-name="Normal"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text:number-lines="false" text:line-number="0"/>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text-properties fo:color="#0000b0" loext:opacity="100%" style:font-name="Lato1" fo:font-family="Lato" style:font-pitch="variable"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7:53:18.984493453</meta:creation-date>
    <dc:title>Cours</dc:title>
    <meta:editing-duration>PT4H19M8S</meta:editing-duration>
    <meta:editing-cycles>15</meta:editing-cycles>
    <meta:generator>LibreOffice/24.8.3.2$Linux_X86_64 LibreOffice_project/e14c9fdd1f585efcbb2c5363087a99d20928d522</meta:generator>
    <meta:initial-creator>Corinne Paterlini</meta:initial-creator>
    <dc:date>2024-11-25T18:39:35.746295248</dc:date>
    <meta:document-statistic meta:table-count="0" meta:image-count="1" meta:object-count="0" meta:page-count="8" meta:paragraph-count="49" meta:word-count="3006" meta:character-count="19111" meta:non-whitespace-character-count="16150"/>
    <meta:template xlink:type="simple" xlink:actuate="onRequest" xlink:title="Cours" xlink:href="../../../../../../.config/libreoffice/4/user/template/Cours.ott" meta:date="2024-11-11T17:53:18.143582688"/>
  </office:meta>
</office:document-meta>
</file>